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text:soft-page-break/></text:p>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text:soft-page-break/>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text:soft-page-break/>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text:soft-page-break/>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3T17:37:27.463000000</dc:date>
    <meta:editing-duration>PT56M27S</meta:editing-duration>
    <meta:editing-cycles>54</meta:editing-cycles>
    <meta:generator>LibreOffice/7.2.1.2$Windows_X86_64 LibreOffice_project/87b77fad49947c1441b67c559c339af8f3517e22</meta:generator>
    <meta:document-statistic meta:table-count="0" meta:image-count="0" meta:object-count="0" meta:page-count="193" meta:paragraph-count="2453" meta:word-count="126116" meta:character-count="699307" meta:non-whitespace-character-count="566870"/>
  </office:meta>
</office:document-meta>
</file>